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officeooo:paragraph-rsid="001cb658"/>
    </style:style>
    <style:style style:name="P2" style:family="paragraph" style:parent-style-name="Standard">
      <style:text-properties officeooo:paragraph-rsid="001e204b"/>
    </style:style>
    <style:style style:name="T1" style:family="text">
      <style:text-properties officeooo:rsid="001cb658"/>
    </style:style>
    <style:style style:name="T2" style:family="text">
      <style:text-properties officeooo:rsid="001cde28"/>
    </style:style>
    <style:style style:name="T3" style:family="text">
      <style:text-properties officeooo:rsid="001e204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CP 1.3.4 値として返される手続き</text:span></text:p>
      <text:p text:style-name="P1"><text:span text:style-name="T1"/></text:p>
      <text:p text:style-name="P2"><text:span text:style-name="T3">Newton法</text:span></text:p>
      <text:p text:style-name="P2"><text:span text:style-name="T3"/></text:p>
      <text:p text:style-name="Standard"><draw:frame draw:style-name="fr1" draw:name="オブジェクト1" text:anchor-type="as-char" svg:y="-0.388cm" svg:width="1.623cm" svg:height="0.5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の解がｆの不動点で求められるのはなぜか。</text:span></text:p>
      <text:p text:style-name="Standard"><text:span text:style-name="T1"><draw:frame draw:style-name="fr1" draw:name="オブジェクト2" text:anchor-type="as-char" svg:y="-0.661cm" svg:width="3.283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>x'をｆの不動点とする。</text:span></text:p>
      <text:p text:style-name="P1"><text:span text:style-name="T1"><draw:frame draw:style-name="fr1" draw:name="オブジェクト3" text:anchor-type="as-char" svg:y="-2.443cm" svg:width="3.849cm" svg:height="4.766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1">となるので、</text:span><text:span text:style-name="T2">fの不動点</text:span><text:span text:style-name="T1">x'は</text:span><text:span text:style-name="T1"><draw:frame draw:style-name="fr1" draw:name="オブジェクト4" text:anchor-type="as-char" svg:y="-0.388cm" svg:width="1.623cm" svg:height="0.51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span><text:span text:style-name="T1">の解でもある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00:55:25</meta:creation-date>
    <dc:date>2013-06-30T01:36:58</dc:date>
    <meta:editing-duration>PT25M30S</meta:editing-duration>
    <meta:editing-cycles>3</meta:editing-cycles>
    <meta:generator>LibreOffice/3.6$MacOSX_x86 LibreOffice_project/f969faf-c24b504-8c77064-174276e-40b382</meta:generator>
    <meta:document-statistic meta:table-count="0" meta:image-count="0" meta:object-count="4" meta:page-count="1" meta:paragraph-count="7" meta:word-count="66" meta:character-count="86" meta:non-whitespace-character-count="80"/>
  </office:meta>
</office:document-meta>
</file>

<file path=Object 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g(x)=0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frac>
            <mrow>
              <mi>g</mi>
              <mrow>
                <mo stretchy="false">(</mo>
                <mrow>
                  <mi>x</mi>
                </mrow>
                <mo stretchy="false">)</mo>
              </mrow>
            </mrow>
            <mrow>
              <mi mathvariant="italic">Dg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f(x)=x-{g(x)} over {Dg(x)}</annotation>
  </semantics>
</math>
</file>

<file path=Object 3/content.xml><?xml version="1.0" encoding="utf-8"?>
<math xmlns="http://www.w3.org/1998/Math/MathML">
  <semantics>
    <mtable>
      <mtr>
        <mtd>
          <mrow>
            <mrow>
              <mi/>
              <mi>f</mi>
              <mrow>
                <mrow>
                  <mo stretchy="false">(</mo>
                  <mrow>
                    <mi>x</mi>
                    <mi>'</mi>
                  </mrow>
                  <mo stretchy="false">)</mo>
                </mrow>
                <mo stretchy="false">=</mo>
                <mi>x</mi>
              </mrow>
              <mi>'</mi>
            </mrow>
          </mrow>
        </mtd>
      </mtr>
      <mtr>
        <mtd>
          <mrow>
            <mrow>
              <mi>x</mi>
              <mrow>
                <mrow>
                  <mi>'</mi>
                  <mo stretchy="false">−</mo>
                  <mfrac>
                    <mrow>
                      <mi>g</mi>
                      <mrow>
                        <mo stretchy="false">(</mo>
                        <mrow>
                          <mi>x</mi>
                          <mi>'</mi>
                        </mrow>
                        <mo stretchy="false">)</mo>
                      </mrow>
                    </mrow>
                    <mrow>
                      <mi mathvariant="italic">Dg</mi>
                      <mrow>
                        <mo stretchy="false">(</mo>
                        <mrow>
                          <mi>x</mi>
                          <mi>'</mi>
                        </mrow>
                        <mo stretchy="false">)</mo>
                      </mrow>
                    </mrow>
                  </mfrac>
                </mrow>
                <mo stretchy="false">=</mo>
                <mi>x</mi>
              </mrow>
              <mi>'</mi>
            </mrow>
          </mrow>
        </mtd>
      </mtr>
      <mtr>
        <mtd>
          <mrow>
            <mrow>
              <mrow>
                <mrow>
                  <mi/>
                  <mo stretchy="false">−</mo>
                  <mrow>
                    <mfrac>
                      <mrow>
                        <mi>g</mi>
                        <mrow>
                          <mo stretchy="false">(</mo>
                          <mrow>
                            <mi>x</mi>
                            <mi>'</mi>
                          </mrow>
                          <mo stretchy="false">)</mo>
                        </mrow>
                      </mrow>
                      <mrow>
                        <mi mathvariant="italic">Dg</mi>
                        <mrow>
                          <mo stretchy="false">(</mo>
                          <mrow>
                            <mi>x</mi>
                            <mi>'</mi>
                          </mrow>
                          <mo stretchy="false">)</mo>
                        </mrow>
                      </mrow>
                    </mfrac>
                  </mrow>
                </mrow>
                <mo stretchy="false">=</mo>
                <mi>x</mi>
              </mrow>
              <mrow>
                <mi>'</mi>
                <mo stretchy="false">−</mo>
                <mi>x</mi>
              </mrow>
              <mi>'</mi>
            </mrow>
          </mrow>
        </mtd>
      </mtr>
      <mtr>
        <mtd>
          <mrow>
            <mrow>
              <mrow>
                <mrow>
                  <mi/>
                  <mo stretchy="false">−</mo>
                  <mrow>
                    <mfrac>
                      <mrow>
                        <mi>g</mi>
                        <mrow>
                          <mo stretchy="false">(</mo>
                          <mrow>
                            <mi>x</mi>
                            <mi>'</mi>
                          </mrow>
                          <mo stretchy="false">)</mo>
                        </mrow>
                      </mrow>
                      <mrow>
                        <mi mathvariant="italic">Dg</mi>
                        <mrow>
                          <mo stretchy="false">(</mo>
                          <mrow>
                            <mi>x</mi>
                            <mi>'</mi>
                          </mrow>
                          <mo stretchy="false">)</mo>
                        </mrow>
                      </mrow>
                    </mfrac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i/>
              <mi>g</mi>
              <mrow>
                <mrow>
                  <mo stretchy="false">(</mo>
                  <mrow>
                    <mi>x</mi>
                    <mi>'</mi>
                  </mrow>
                  <mo stretchy="false">)</mo>
                </mrow>
                <mo stretchy="false">=</mo>
                <mn>0</mn>
              </mrow>
            </mrow>
          </mrow>
        </mtd>
      </mtr>
    </mtable>
    <annotation encoding="StarMath 5.0">alignl {~~``~~~~f(x')=x'}
newline 
alignl {x'-{g(x')} over {Dg(x')} =x'}
newline 
alignl {~~ -{{g(x')} over {Dg(x')}}=x'-x'}
newline 
alignl {~~-{{g(x')} over {Dg(x')}}=0}
newline 
alignl {~~~~~~g(x')=0}
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g(x)=0</annotation>
  </semantics>
</math>
</file>